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row>
          <mtext>d</mtext>
          <mi>Q</mi>
        </mrow>
        <mrow>
          <mtext>d</mtext>
          <mi>t</mi>
        </mrow>
      </mfrac>
      <mrow>
        <mspace width="2em"/>
        <mo stretchy="false">=</mo>
        <mspace width="2em"/>
      </mrow>
      <mstyle color="blue">
        <mi mathvariant="normal">λ</mi>
      </mstyle>
      <mspace width="0.5em"/>
      <mfrac>
        <mrow>
          <mi>A</mi>
          <mspace width="0.5em"/>
          <mi mathvariant="normal">Δ</mi>
          <mi>T</mi>
        </mrow>
        <mi>d</mi>
      </mfrac>
    </mrow>
    <annotation encoding="StarMath 5.0">{"d" Q} over { "d" t } ~=~ color blue %ilambda ` {A ` %DELTA T } over d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5:51:33.088000000</meta:creation-date>
    <dc:date>2015-04-07T15:53:43.982000000</dc:date>
    <meta:editing-duration>PT2M11S</meta:editing-duration>
    <meta:editing-cycles>1</meta:editing-cycles>
    <meta:generator>LibreOffice/4.3.4.1$Windows_x86 LibreOffice_project/bc356b2f991740509f321d70e4512a6a54c5f243</meta:generator>
  </office:meta>
</office:document-meta>
</file>